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can an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can a new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eck GSM Signal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nd an SM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Phone number data is incomplete, requesting resen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string" calcext:value-type="string">
            <text:p>Phone number data is complete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Challeng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Invalid passcode, aborting operation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string" calcext:value-type="string">
            <text:p>Enter new PIN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08:14:12.896786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17T23:37:48.246454868</dc:date>
    <meta:editing-duration>PT22H36M48S</meta:editing-duration>
    <meta:editing-cycles>26</meta:editing-cycles>
    <meta:document-statistic meta:table-count="1" meta:cell-count="1066" meta:object-count="0"/>
  </office:meta>
</office:document-meta>
</file>